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readstone-Body">
      <style:text-properties officeooo:paragraph-rsid="00257470"/>
    </style:style>
    <style:style style:name="P2" style:family="paragraph" style:parent-style-name="Treadstone-Body">
      <style:text-properties officeooo:rsid="0026b4e0" officeooo:paragraph-rsid="0026b4e0"/>
    </style:style>
    <style:style style:name="P3" style:family="paragraph" style:parent-style-name="Treadstone-Body">
      <style:text-properties officeooo:rsid="00283c69" officeooo:paragraph-rsid="00283c69"/>
    </style:style>
    <style:style style:name="P4" style:family="paragraph" style:parent-style-name="Treadstone-Body">
      <style:text-properties officeooo:paragraph-rsid="00283c69"/>
    </style:style>
    <style:style style:name="P5" style:family="paragraph" style:parent-style-name="Treadstone-Body">
      <style:text-properties officeooo:rsid="002976bd" officeooo:paragraph-rsid="002976bd"/>
    </style:style>
    <style:style style:name="P6" style:family="paragraph" style:parent-style-name="Treadstone-Title">
      <style:text-properties officeooo:paragraph-rsid="002976bd"/>
    </style:style>
    <style:style style:name="T1" style:family="text">
      <style:text-properties style:font-name="Liberation Mono" fo:font-size="12pt" fo:font-weight="normal" officeooo:rsid="0021c5e1" style:font-size-asian="12pt" style:font-weight-asian="normal" style:font-size-complex="12pt" style:font-weight-complex="normal"/>
    </style:style>
    <style:style style:name="T2" style:family="text">
      <style:text-properties style:font-name="Liberation Mono" fo:font-size="12pt" fo:font-weight="normal" officeooo:rsid="0026b4e0" style:font-size-asian="12pt" style:font-weight-asian="normal" style:font-size-complex="12pt" style:font-weight-complex="normal"/>
    </style:style>
    <style:style style:name="T3" style:family="text">
      <style:text-properties style:font-name="Liberation Mono" fo:font-size="12pt" officeooo:rsid="0021c5e1" style:font-size-asian="12pt" style:font-size-complex="12pt"/>
    </style:style>
    <style:style style:name="T4" style:family="text">
      <style:text-properties style:font-name="Liberation Mono" fo:font-size="12pt" officeooo:rsid="0026b4e0" style:font-size-asian="12pt" style:font-size-complex="12pt"/>
    </style:style>
    <style:style style:name="T5" style:family="text">
      <style:text-properties style:font-name="Liberation Mono" fo:font-size="12pt" fo:font-weight="bold" officeooo:rsid="0021c5e1" style:font-size-asian="12pt" style:font-weight-asian="bold" style:font-size-complex="12pt" style:font-weight-complex="bold"/>
    </style:style>
    <style:style style:name="T6" style:family="text">
      <style:text-properties style:font-name="Liberation Mono" fo:font-size="12pt" fo:font-weight="bold" officeooo:rsid="0024202d" style:font-size-asian="12pt" style:font-weight-asian="bold" style:font-size-complex="12pt" style:font-weight-complex="bold"/>
    </style:style>
    <style:style style:name="T7" style:family="text">
      <style:text-properties style:font-name="Liberation Mono" fo:font-size="12pt" fo:font-weight="bold" officeooo:rsid="0026b4e0" style:font-size-asian="12pt" style:font-weight-asian="bold" style:font-size-complex="12pt" style:font-weight-complex="bold"/>
    </style:style>
    <style:style style:name="T8" style:family="text">
      <style:text-properties style:font-name="Liberation Mono" fo:font-size="12pt" fo:font-weight="bold" officeooo:rsid="00283c69" style:font-size-asian="12pt" style:font-weight-asian="bold" style:font-size-complex="12pt" style:font-weight-complex="bold"/>
    </style:style>
    <style:style style:name="T9" style:family="text">
      <style:text-properties style:font-name="Liberation Mono" fo:font-size="10pt" style:font-size-asian="10pt" style:font-size-complex="10pt"/>
    </style:style>
    <style:style style:name="T1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Liberation Mono" fo:font-size="10pt" fo:font-weight="bold" officeooo:rsid="0021c5e1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0pt" fo:font-weight="bold" officeooo:rsid="002270f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Liberation Mono" fo:font-size="10pt" fo:font-weight="normal" officeooo:rsid="0021c5e1" style:font-size-asian="10pt" style:font-weight-asian="normal" style:font-size-complex="10pt" style:font-weight-complex="normal"/>
    </style:style>
    <style:style style:name="T15" style:family="text">
      <style:text-properties style:font-name="Liberation Mono" fo:font-size="10pt" fo:font-weight="normal" officeooo:rsid="00257470" style:font-size-asian="10pt" style:font-weight-asian="normal" style:font-size-complex="10pt" style:font-weight-complex="normal"/>
    </style:style>
    <style:style style:name="T16" style:family="text">
      <style:text-properties style:font-name="Liberation Mono" fo:font-size="10pt" fo:font-weight="normal" officeooo:rsid="0026b4e0" style:font-size-asian="10pt" style:font-weight-asian="normal" style:font-size-complex="10pt" style:font-weight-complex="normal"/>
    </style:style>
    <style:style style:name="T17" style:family="text">
      <style:text-properties style:font-name="Liberation Mono" fo:font-weight="normal" officeooo:rsid="0021c5e1" style:font-weight-asian="normal" style:font-weight-complex="normal"/>
    </style:style>
    <style:style style:name="T18" style:family="text">
      <style:text-properties style:font-name="Liberation Mono" fo:font-weight="normal" officeooo:rsid="0026b4e0" style:font-weight-asian="normal" style:font-weight-complex="normal"/>
    </style:style>
    <style:style style:name="T19" style:family="text">
      <style:text-properties officeooo:rsid="0024202d"/>
    </style:style>
    <style:style style:name="T20" style:family="text">
      <style:text-properties officeooo:rsid="00257470"/>
    </style:style>
    <style:style style:name="T21" style:family="text">
      <style:text-properties officeooo:rsid="00283c69"/>
    </style:style>
    <style:style style:name="T22" style:family="text">
      <style:text-properties officeooo:rsid="00297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readstone-Title">-- Installing Treadstone on Ubuntu 14.0<text:span text:style-name="T21">4</text:span> from clean install --</text:p>
      <text:p text:style-name="Treadstone-Body"/>
      <text:p text:style-name="Treadstone-Title">- <text:span text:style-name="T19">Start by updating and upgrading</text:span></text:p>
      <text:p text:style-name="Treadstone-Body">sudo apt-get -<text:span text:style-name="T20">y</text:span> update</text:p>
      <text:p text:style-name="P1">sudo apt-get -<text:span text:style-name="T20">y </text:span>upgrade</text:p>
      <text:p text:style-name="Treadstone-Body"/>
      <text:p text:style-name="Treadstone-Body"/>
      <text:p text:style-name="Treadstone-Title">- <text:span text:style-name="T19">Install Node and NPM</text:span></text:p>
      <text:p text:style-name="Treadstone-Body"><text:span text:style-name="Source_20_Text"><text:span text:style-name="T9">curl -sL https://deb.nodesource.com/setup_5.x | sudo -E bash -</text:span></text:span></text:p>
      <text:p text:style-name="Treadstone-Body"><text:span text:style-name="Source_20_Text"><text:span text:style-name="T9">sudo apt-get install -y nodejs</text:span></text:span></text:p>
      <text:p text:style-name="Treadstone-Body"><text:span text:style-name="Source_20_Text"><text:span text:style-name="T9">mkdir ~/.npm-global</text:span></text:span></text:p>
      <text:p text:style-name="Treadstone-Body"><text:span text:style-name="Source_20_Text"><text:span text:style-name="T9">npm config set prefix '~/.npm-global'</text:span></text:span></text:p>
      <text:p text:style-name="Treadstone-Body"><text:span text:style-name="Source_20_Text"><text:span text:style-name="T11">Add '</text:span></text:span><text:span text:style-name="Source_20_Text"><text:span text:style-name="T10">export PATH=~/.npm-global/bin:$PATH</text:span></text:span><text:span text:style-name="Source_20_Text"><text:span text:style-name="T11">' to </text:span></text:span><text:span text:style-name="Source_20_Text"><text:span text:style-name="T12">~/</text:span></text:span><text:span text:style-name="Source_20_Text"><text:span text:style-name="T11">.profile</text:span></text:span></text:p>
      <text:p text:style-name="Treadstone-Body"><text:span text:style-name="Source_20_Text"><text:span text:style-name="T14">source .profile</text:span></text:span></text:p>
      <text:p text:style-name="Treadstone-Body"><text:span text:style-name="Source_20_Text"><text:span text:style-name="T14">npm install -g bower grunt-cli</text:span></text:span></text:p>
      <text:p text:style-name="Treadstone-Body"/>
      <text:p text:style-name="Treadstone-Title"><text:span text:style-name="Source_20_Text"><text:span text:style-name="T5">- </text:span></text:span><text:span text:style-name="Source_20_Text"><text:span text:style-name="T7">Install Ruby </text:span></text:span><text:span text:style-name="Source_20_Text"><text:span text:style-name="T8">&amp; Compass</text:span></text:span></text:p>
      <text:p text:style-name="P2">sudo apt-get install -y ruby</text:p>
      <text:p text:style-name="P3">sudo apt-get install -y ruby-dev</text:p>
      <text:p text:style-name="P3">sudo gem install compass</text:p>
      <text:p text:style-name="P4"/>
      <text:p text:style-name="Treadstone-Body"/>
      <text:p text:style-name="Treadstone-Title">- <text:span text:style-name="T19">Install MySql</text:span></text:p>
      <text:p text:style-name="P5">sudo apt-get install -y mysql-server php5-mysql</text:p>
      <text:p text:style-name="Treadstone-Body"/>
      <text:p text:style-name="Treadstone-Body"/>
      <text:p text:style-name="Treadstone-Title">- <text:span text:style-name="T19">Install PHP</text:span></text:p>
      <text:p text:style-name="P5">sudo apt-get install -y php5</text:p>
      <text:p text:style-name="Treadstone-Body"/>
      <text:p text:style-name="Treadstone-Body"/>
      <text:p text:style-name="Treadstone-Title"><text:span text:style-name="Source_20_Text"><text:span text:style-name="T5">- </text:span></text:span><text:span text:style-name="Source_20_Text"><text:span text:style-name="T6">Install git</text:span></text:span></text:p>
      <text:p text:style-name="P1"><text:span text:style-name="Source_20_Text"><text:span text:style-name="T13">sudo apt-get install -</text:span></text:span><text:span text:style-name="Source_20_Text"><text:span text:style-name="T15">y</text:span></text:span><text:span text:style-name="Source_20_Text"><text:span text:style-name="T13"> git</text:span></text:span></text:p>
      <text:p text:style-name="Treadstone-Body"/>
      <text:p text:style-name="Treadstone-Title">- <text:span text:style-name="T19">Install Treadstone</text:span></text:p>
      <text:p text:style-name="Treadstone-Body">cd Documents</text:p>
      <text:p text:style-name="Treadstone-Body">mkdir workspaceTreadstone</text:p>
      <text:p text:style-name="Treadstone-Body"><text:span text:style-name="T9">git clone </text:span><text:a xlink:type="simple" xlink:href="https://github.com/tclchiam/treadstone-php.git"><text:span text:style-name="T9">https://github.com/tclchiam/treadstone-php.git</text:span></text:a></text:p>
      <text:p text:style-name="Treadstone-Body">cd treadstone-php</text:p>
      <text:p text:style-name="Treadstone-Body">npm install</text:p>
      <text:p text:style-name="Treadstone-Body">bower install</text:p>
      <text:p text:style-name="Treadstone-Body"/>
      <text:p text:style-name="P6">- <text:span text:style-name="T22">Serve!</text:span></text:p>
      <text:p text:style-name="P5">grunt ser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readstone-Body" style:family="paragraph" style:parent-style-name="Standard"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readstone-Title" style:family="paragraph" style:parent-style-name="Treadstone-Body"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0:24:47.121721476</meta:creation-date>
    <meta:editing-duration>PT57M55S</meta:editing-duration>
    <meta:editing-cycles>5</meta:editing-cycles>
    <meta:generator>LibreOffice/4.2.8.2$Linux_X86_64 LibreOffice_project/420m0$Build-2</meta:generator>
    <dc:date>2016-01-12T11:45:51.877094213</dc:date>
    <meta:document-statistic meta:table-count="0" meta:image-count="0" meta:object-count="0" meta:page-count="1" meta:paragraph-count="31" meta:word-count="125" meta:character-count="835" meta:non-whitespace-character-count="740"/>
  </office:meta>
</office:document-meta>
</file>